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Preformatted_20_Text">
      <style:paragraph-properties fo:margin-top="0in" fo:margin-bottom="0.1965in" style:contextual-spacing="false"/>
    </style:style>
    <style:style style:name="P5" style:family="paragraph" style:parent-style-name="Standard">
      <style:paragraph-properties fo:margin-top="0in" fo:margin-bottom="0.1965in" style:contextual-spacing="false"/>
    </style:style>
    <style:style style:name="P6" style:family="paragraph" style:parent-style-name="Text_20_body">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sted text(1).txt</text:p>
      <text:p text:style-name="Standard">Document</text:p>
      <text:p text:style-name="Standard">Pasted text.txt</text:p>
      <text:p text:style-name="Standard">Document</text:p>
      <text:p text:style-name="P5"><draw:frame draw:style-name="fr1" draw:name="Image1" text:anchor-type="as-char" svg:width="13.6043in" svg:height="3.7602in" draw:z-index="0"><draw:image xlink:href="https://chatgpt.com/backend-api/estuary/content?id=file_00000000ea70720b806492cb9007368f&amp;ts=494067&amp;p=fs&amp;cid=1&amp;sig=b77f69748d65abf37c46b2b8dd0be47d3bdeb0c3ada0e74aee3758e9e53982da&amp;v=0" xlink:type="simple" xlink:show="embed" xlink:actuate="onLoad"/><svg:title>image.png</svg:title></draw:frame></text:p>
      <text:p text:style-name="Text_20_body">cd ~/linux-80211n-csitool-supplementary/injection ./random\_packets</text:p>
      <text:p text:style-name="Text_20_body"><draw:frame draw:style-name="fr1" draw:name="Image2" text:anchor-type="as-char" svg:width="13.302in" svg:height="3.0209in" draw:z-index="1"><draw:image xlink:href="https://chatgpt.com/backend-api/estuary/content?id=file_000000000488720bbf7f14ce7ff30bb0&amp;ts=494067&amp;p=fs&amp;cid=1&amp;sig=9063ffdc6a109bf48aca83430eea962705b5484992b143a98a8d30bfaf5d5d56&amp;v=0" xlink:type="simple" xlink:show="embed" xlink:actuate="onLoad"/><svg:title>image.png</svg:title></draw:frame></text:p>
      <text:p text:style-name="Text_20_body">nmcli device status iw dev cat /sys/module/iwlwifi/parameters/debug</text:p>
      <text:p text:style-name="P6"><text:soft-page-break/><draw:frame draw:style-name="fr1" draw:name="Image3" text:anchor-type="as-char" svg:width="7.5in" svg:height="1.9791in" draw:z-index="2"><draw:image xlink:href="https://chatgpt.com/backend-api/estuary/content?id=file_000000007270720ba08c388cbcda990a&amp;ts=494067&amp;p=fs&amp;cid=1&amp;sig=9ea17691091c680c5790263259ff35efc7ab0d0d5efc209fae326797ac51166b&amp;v=0" xlink:type="simple" xlink:show="embed" xlink:actuate="onLoad"/><svg:title>image.png</svg:title></draw:frame></text:p>
      <text:p text:style-name="P6"><draw:frame draw:style-name="fr1" draw:name="Image4" text:anchor-type="as-char" svg:width="6.8957in" svg:height="2.6252in" draw:z-index="3"><draw:image xlink:href="https://chatgpt.com/backend-api/estuary/content?id=file_00000000c808720b8664d7239a5d5c73&amp;ts=494067&amp;p=fs&amp;cid=1&amp;sig=d2db3106aa9a4510145d867ca46337a01b7be115ba34ac47701275b4da127841&amp;v=0" xlink:type="simple" xlink:show="embed" xlink:actuate="onLoad"/><svg:title>image.png</svg:title></draw:frame></text:p>
      <text:p text:style-name="P6"><text:soft-page-break/><draw:frame draw:style-name="fr1" draw:name="Image5" text:anchor-type="as-char" svg:width="12.6252in" svg:height="6.7709in" draw:z-index="4"><draw:image xlink:href="https://chatgpt.com/backend-api/estuary/content?id=file_0000000069f0720b818087b3e37f1d34&amp;ts=494067&amp;p=fs&amp;cid=1&amp;sig=d16c85c82a7b4c6e94562e50e5b4116a2514a8ac74c1abbced7a05c0ddf5260f&amp;v=0" xlink:type="simple" xlink:show="embed" xlink:actuate="onLoad"/><svg:title>image.png</svg:title></draw:frame></text:p>
      <text:p text:style-name="P6"><text:soft-page-break/><draw:frame draw:style-name="fr1" draw:name="Image6" text:anchor-type="as-char" svg:width="12.9374in" svg:height="6.7602in" draw:z-index="5"><draw:image xlink:href="https://chatgpt.com/backend-api/estuary/content?id=file_000000003fe4720b896496b680dd3454&amp;ts=494067&amp;p=fs&amp;cid=1&amp;sig=ae3baec2832b2090db0ec0207c30092e7b14cc4751602ace521bd94cf294871c&amp;v=0" xlink:type="simple" xlink:show="embed" xlink:actuate="onLoad"/><svg:title>image.png</svg:title></draw:frame></text:p>
      <text:p text:style-name="Text_20_body"><draw:frame draw:style-name="fr1" draw:name="Image7" text:anchor-type="as-char" svg:width="11.1354in" svg:height="3.2398in" draw:z-index="6"><draw:image xlink:href="https://chatgpt.com/backend-api/estuary/content?id=file_000000006db4720baaab7f41e5604113&amp;ts=494067&amp;p=fs&amp;cid=1&amp;sig=77b927fbbb95c4e06e0ec6f403133619fc7c02a2269e5e0cdb010a9dbc15bd3f&amp;v=0" xlink:type="simple" xlink:show="embed" xlink:actuate="onLoad"/><svg:title>image.png</svg:title></draw:frame></text:p>
      <text:p text:style-name="Text_20_body"><text:soft-page-break/>cd ~/linux-80211n-csitool-supplementary/injection sudo systemctl stop NetworkManager sudo pkill \-f 'wpa\_supplicant|dhclient|random\_packets' || true mount | grep \-q "on /sys/kernel/debug type debugfs" || sudo mount \-t debugfs none /sys/kernel/debug lsmod | grep \-q '^iwlwifi' || sudo modprobe iwlwifi debug\=0x40000 sleep 1 iw dev</text:p>
      <text:p text:style-name="Text_20_body"><draw:frame draw:style-name="fr1" draw:name="Image8" text:anchor-type="as-char" svg:width="13.6146in" svg:height="6.0626in" draw:z-index="7"><draw:image xlink:href="https://chatgpt.com/backend-api/estuary/content?id=file_00000000507c720b83f929fe4e1d6cec&amp;ts=494067&amp;p=fs&amp;cid=1&amp;sig=03b91957dcfc13b5fe3501c67bc398006a173224573fac0530d7bf3357617fe3&amp;v=0" xlink:type="simple" xlink:show="embed" xlink:actuate="onLoad"/><svg:title>image.png</svg:title></draw:frame></text:p>
      <text:p text:style-name="Text_20_body">cd ~/linux-80211n-csitool-supplementary/injection sudo ip link set mon0 down 2\&gt;/dev/null || true sudo iw dev mon0 del 2\&gt;/dev/null || true sudo ip link set wlp3s0 down sudo iw dev wlp3s0 set type monitor sudo ip link set wlp3s0 name mon0 sudo iw dev mon0 set channel 36 HT20 sudo ip link set mon0 up iw dev sudo find /sys/kernel/debug \-name monitor\_tx\_rate</text:p>
      <text:p text:style-name="P6"><text:soft-page-break/><draw:frame draw:style-name="fr1" draw:name="Image9" text:anchor-type="as-char" svg:width="13.5626in" svg:height="5.0209in" draw:z-index="8"><draw:image xlink:href="https://chatgpt.com/backend-api/estuary/content?id=file_000000009828720b8df81397ca2fdd91&amp;ts=494067&amp;p=fs&amp;cid=1&amp;sig=dc40812912eee62b0aa534ce339ffaaa2d1967614de35d49788cd419ed3ea28c&amp;v=0" xlink:type="simple" xlink:show="embed" xlink:actuate="onLoad"/><svg:title>image.png</svg:title></draw:frame></text:p>
      <text:p text:style-name="P6"><text:soft-page-break/><draw:frame draw:style-name="fr1" draw:name="Image10" text:anchor-type="as-char" svg:width="13.5835in" svg:height="6.6772in" draw:z-index="9"><draw:image xlink:href="https://chatgpt.com/backend-api/estuary/content?id=file_000000007e58720bb15b5ca43daa81cb&amp;ts=494067&amp;p=fs&amp;cid=1&amp;sig=13367777991d0f72b9f7a8d74ab34f294e459ef88607ee9effdb87861866f801&amp;v=0" xlink:type="simple" xlink:show="embed" xlink:actuate="onLoad"/><svg:title>image.png</svg:title></draw:frame></text:p>
      <text:section text:style-name="Sect1" text:name="_r_2e1_">
        <text:p text:style-name="P3">gandu, dekh ki dis output</text:p>
      </text:section>
      <text:p text:style-name="P6"><text:soft-page-break/><draw:frame draw:style-name="fr1" draw:name="Image11" text:anchor-type="as-char" svg:width="12.8752in" svg:height="4.8228in" draw:z-index="10"><draw:image xlink:href="https://chatgpt.com/backend-api/estuary/content?id=file_000000000014720b87ab882c11a53288&amp;ts=494067&amp;p=fs&amp;cid=1&amp;sig=8b8c36094c9cf2e37ca6427910c5394e11967263c32c913c7ab1f2d3052adea0&amp;v=0" xlink:type="simple" xlink:show="embed" xlink:actuate="onLoad"/><svg:title>image.png</svg:title></draw:frame></text:p>
      <text:p text:style-name="Text_20_body"><draw:frame draw:style-name="fr1" draw:name="Image12" text:anchor-type="as-char" svg:width="13.6252in" svg:height="2.5835in" draw:z-index="11"><draw:image xlink:href="https://chatgpt.com/backend-api/estuary/content?id=file_00000000fd34720b9267bb295236f5a0&amp;ts=494067&amp;p=fs&amp;cid=1&amp;sig=522ba60b6050834159ad4324176b8c0964b0f19fb7ca5f95a46fef796e90aa1f&amp;v=0" xlink:type="simple" xlink:show="embed" xlink:actuate="onLoad"/><svg:title>image.png</svg:title></draw:frame></text:p>
      <text:p text:style-name="Text_20_body">cd ~/linux-80211n-csitool-supplementary/injection ./injector\_prepare\_36ht20.sh</text:p>
      <text:p text:style-name="Text_20_body"><draw:frame draw:style-name="fr1" draw:name="Image13" text:anchor-type="as-char" svg:width="12in" svg:height="1.1563in" draw:z-index="12"><draw:image xlink:href="https://chatgpt.com/backend-api/estuary/content?id=file_000000005268720bb7b101af9346677b&amp;ts=494067&amp;p=fs&amp;cid=1&amp;sig=a52410a915d01ba5d0504557caaa1f756ad0909d68b319931d6d08bd1358379e&amp;v=0" xlink:type="simple" xlink:show="embed" xlink:actuate="onLoad"/><svg:title>image.png</svg:title></draw:frame></text:p>
      <text:p text:style-name="Text_20_body">cd ~/linux-80211n-csitool-supplementary/injection ./injector\_prepare\_36ht20.sh ./injector\_send.sh 0x4101 1000 100 1 1000 ./injector\_send.sh 0x4101 5000 100 1 1000 ./injector\_cleanup.sh</text:p>
      <text:p text:style-name="P6"><text:soft-page-break/><draw:frame draw:style-name="fr1" draw:name="Image14" text:anchor-type="as-char" svg:width="14.2291in" svg:height="8in" draw:z-index="13"><draw:image xlink:href="https://chatgpt.com/backend-api/estuary/content?id=file_00000000f2a071fa80c464233ffddcd6&amp;ts=494067&amp;p=fs&amp;cid=1&amp;sig=8417510193bf9c40353de17f769cdc28d0d3503344b493c29b1eaeeb8e7f375c&amp;v=0" xlink:type="simple" xlink:show="embed" xlink:actuate="onLoad"/><svg:title>image.png</svg:title></draw:frame></text:p>
      <text:section text:style-name="Sect1" text:name="_r_2eb_">
        <text:p text:style-name="P3">This is the ax210 side terminal output while I run this commands from the injector pc terminal</text:p>
      </text:section>
      <text:p text:style-name="P6"><text:soft-page-break/><draw:frame draw:style-name="fr1" draw:name="Image15" text:anchor-type="as-char" svg:width="9.9165in" svg:height="2.8437in" draw:z-index="14"><draw:image xlink:href="https://chatgpt.com/backend-api/estuary/content?id=file_0000000091a871fa93adad734f1d7496&amp;ts=494067&amp;p=fs&amp;cid=1&amp;sig=834ddd05037def90b3c5e88c918ebe4d5e8ef23fa10190c2065d54e37d3924a6&amp;v=0" xlink:type="simple" xlink:show="embed" xlink:actuate="onLoad"/><svg:title>image (1).png</svg:title></draw:frame></text:p>
      <text:section text:style-name="Sect1" text:name="_r_2ef_">
        <text:p text:style-name="P3">This is my ax210 terminal</text:p>
      </text:section>
      <text:p text:style-name="Text_20_body"><draw:frame draw:style-name="fr1" draw:name="Image16" text:anchor-type="as-char" svg:width="9.9165in" svg:height="2.8437in" draw:z-index="15"><draw:image xlink:href="https://chatgpt.com/backend-api/estuary/content?id=file_00000000988871fa8af14ee8d5a66c9e&amp;ts=494067&amp;p=fs&amp;cid=1&amp;sig=0ba442a3caeea505d60ee3c48492d2f199b7bf5675635707f9eee4fc2693a055&amp;v=0" xlink:type="simple" xlink:show="embed" xlink:actuate="onLoad"/><svg:title>image (2).png</svg:title></draw:frame></text:p>
      <text:p text:style-name="Text_20_body">Good. The 36/5180/HT20 injector path is confirmed working on the 5300 side.</text:p>
      <text:p text:style-name="Text_20_body">Since AX210 still saw <text:span text:style-name="Strong_20_Emphasis">zero packets</text:span> there, doing <text:span text:style-name="Strong_20_Emphasis">one last controlled try on channel 1 / 2.4 GHz / HT20</text:span> is reasonable.</text:p>
      <text:p text:style-name="Text_20_body">Use this exact variant.</text:p>
      <text:h text:style-name="Heading_20_2" text:outline-level="2">Prepare on channel 1 / 2412 / HT20</text:h>
      <text:p text:style-name="Text_20_body">Create a separate script so you don’t disturb the working 36-profile.</text:p>
      <text:section text:style-name="Sect2" text:name="code-block-viewer">
        <text:p text:style-name="P1"><text:span text:style-name="Source_20_Text">cd ~/linux-80211n-csitool-supplementary/injection</text:span></text:p>
        <text:p text:style-name="Preformatted_20_Text"><text:span text:style-name="Source_20_Text">cat &gt; injector_prepare_ch1_ht20.sh &lt;&lt;'EOF'</text:span></text:p>
        <text:p text:style-name="Preformatted_20_Text"><text:span text:style-name="Source_20_Text">#!/usr/bin/env bash</text:span></text:p>
        <text:p text:style-name="Preformatted_20_Text"><text:span text:style-name="Source_20_Text">set -euo pipefail</text:span></text:p>
        <text:p text:style-name="Preformatted_20_Text"><text:span text:style-name="Source_20_Text">MON="${1:-mon0}"</text:span></text:p>
        <text:p text:style-name="Preformatted_20_Text"><text:span text:style-name="Source_20_Text">echo "[1/7] Stop services/processes that may touch Wi-Fi"</text:span></text:p>
        <text:p text:style-name="Preformatted_20_Text"><text:span text:style-name="Source_20_Text">sudo systemctl stop NetworkManager || true</text:span></text:p>
        <text:p text:style-name="Preformatted_20_Text"><text:span text:style-name="Source_20_Text">sudo pkill -f 'wpa_supplicant|dhclient|random_packets' || true</text:span></text:p>
        <text:p text:style-name="Preformatted_20_Text"><text:span text:style-name="Source_20_Text">echo "[2/7] Ensure debugfs is mounted"</text:span></text:p>
        <text:p text:style-name="Preformatted_20_Text"><text:span text:style-name="Source_20_Text">mount | grep -q "on /sys/kernel/debug type debugfs" || sudo mount -t debugfs none /sys/kernel/debug</text:span></text:p>
        <text:p text:style-name="Preformatted_20_Text"><text:span text:style-name="Source_20_Text">echo "[3/7] Load iwlwifi in injector mode if needed"</text:span></text:p>
        <text:p text:style-name="Preformatted_20_Text"><text:span text:style-name="Source_20_Text">lsmod | grep -q '^iwlwifi' || sudo modprobe iwlwifi debug=0x40000</text:span></text:p>
        <text:p text:style-name="Preformatted_20_Text"><text:soft-page-break/><text:span text:style-name="Source_20_Text">sleep 1</text:span></text:p>
        <text:p text:style-name="Preformatted_20_Text"><text:span text:style-name="Source_20_Text">echo "[4/7] Remove stale interfaces"</text:span></text:p>
        <text:p text:style-name="Preformatted_20_Text"><text:span text:style-name="Source_20_Text">sudo ip link set "$MON" down 2&gt;/dev/null || true</text:span></text:p>
        <text:p text:style-name="Preformatted_20_Text"><text:span text:style-name="Source_20_Text">sudo iw dev "$MON" del 2&gt;/dev/null || true</text:span></text:p>
        <text:p text:style-name="Preformatted_20_Text"><text:span text:style-name="Source_20_Text">sudo ip link set wlp3s0 down 2&gt;/dev/null || true</text:span></text:p>
        <text:p text:style-name="Preformatted_20_Text"><text:span text:style-name="Source_20_Text">sudo iw dev wlp3s0 del 2&gt;/dev/null || true</text:span></text:p>
        <text:p text:style-name="Preformatted_20_Text"><text:span text:style-name="Source_20_Text">echo "[5/7] Detect PHY"</text:span></text:p>
        <text:p text:style-name="Preformatted_20_Text"><text:span text:style-name="Source_20_Text">PHY="$(iw phy | awk '/Wiphy/ {print $2; exit}')"</text:span></text:p>
        <text:p text:style-name="Preformatted_20_Text"><text:span text:style-name="Source_20_Text">if [ -z "${PHY:-}" ]; then</text:span></text:p>
        <text:p text:style-name="Preformatted_20_Text"><text:span text:style-name="Source_20_Text"><text:s text:c="4"/>echo "[ERROR] No PHY found"</text:span></text:p>
        <text:p text:style-name="Preformatted_20_Text"><text:span text:style-name="Source_20_Text"><text:s text:c="4"/>exit 1</text:span></text:p>
        <text:p text:style-name="Preformatted_20_Text"><text:span text:style-name="Source_20_Text">fi</text:span></text:p>
        <text:p text:style-name="Preformatted_20_Text"><text:span text:style-name="Source_20_Text">echo "[INFO] PHY=$PHY"</text:span></text:p>
        <text:p text:style-name="Preformatted_20_Text"><text:span text:style-name="Source_20_Text">echo "[6/7] Create monitor interface directly from PHY"</text:span></text:p>
        <text:p text:style-name="Preformatted_20_Text"><text:span text:style-name="Source_20_Text">sudo iw phy "$PHY" interface add "$MON" type monitor</text:span></text:p>
        <text:p text:style-name="Preformatted_20_Text"><text:span text:style-name="Source_20_Text">echo "[7/7] Tune to channel 1 / 2412 MHz / HT20"</text:span></text:p>
        <text:p text:style-name="Preformatted_20_Text"><text:span text:style-name="Source_20_Text">sudo ip link set "$MON" up</text:span></text:p>
        <text:p text:style-name="Preformatted_20_Text"><text:span text:style-name="Source_20_Text">sudo iw dev "$MON" set freq 2412 HT20</text:span></text:p>
        <text:p text:style-name="Preformatted_20_Text"><text:span text:style-name="Source_20_Text">echo</text:span></text:p>
        <text:p text:style-name="Preformatted_20_Text"><text:span text:style-name="Source_20_Text">echo "[INFO] Current interface state:"</text:span></text:p>
        <text:p text:style-name="Preformatted_20_Text"><text:span text:style-name="Source_20_Text">iw dev</text:span></text:p>
        <text:p text:style-name="Preformatted_20_Text"><text:span text:style-name="Source_20_Text">echo</text:span></text:p>
        <text:p text:style-name="Preformatted_20_Text"><text:span text:style-name="Source_20_Text">echo "[INFO] monitor_tx_rate path:"</text:span></text:p>
        <text:p text:style-name="Preformatted_20_Text"><text:span text:style-name="Source_20_Text">sudo find /sys/kernel/debug -name monitor_tx_rate</text:span></text:p>
        <text:p text:style-name="Preformatted_20_Text"><text:span text:style-name="Source_20_Text">echo</text:span></text:p>
        <text:p text:style-name="Preformatted_20_Text"><text:span text:style-name="Source_20_Text">echo "[OK] Injector ready on channel 1 / 2412 MHz / HT20"</text:span></text:p>
        <text:p text:style-name="Preformatted_20_Text"><text:span text:style-name="Source_20_Text">EOF</text:span></text:p>
        <text:p text:style-name="P4"><text:span text:style-name="Source_20_Text">chmod +x injector_prepare_ch1_ht20.sh</text:span></text:p>
      </text:section>
      <text:h text:style-name="Heading_20_2" text:outline-level="2">Verify prepare</text:h>
      <text:p text:style-name="Text_20_body">Run:</text:p>
      <text:section text:style-name="Sect2" text:name="Section1">
        <text:p text:style-name="P1"><text:bookmark text:name="code-block-viewer"/><text:span text:style-name="Source_20_Text">cd ~/linux-80211n-csitool-supplementary/injection</text:span></text:p>
        <text:p text:style-name="Preformatted_20_Text"><text:span text:style-name="Source_20_Text">./injector_prepare_ch1_ht20.sh</text:span></text:p>
        <text:p text:style-name="P4"><text:span text:style-name="Source_20_Text">iw dev</text:span></text:p>
      </text:section>
      <text:p text:style-name="Text_20_body">You want <text:span text:style-name="Source_20_Text">iw dev</text:span> to show:</text:p>
      <text:list text:style-name="L1">
        <text:list-item>
          <text:p text:style-name="P8"><text:span text:style-name="Source_20_Text">Interface mon0</text:span> </text:p>
        </text:list-item>
        <text:list-item>
          <text:p text:style-name="P8"><text:span text:style-name="Source_20_Text">type monitor</text:span> </text:p>
        </text:list-item>
        <text:list-item>
          <text:p text:style-name="P8"><text:span text:style-name="Source_20_Text">channel 1 (2412 MHz)</text:span> </text:p>
        </text:list-item>
        <text:list-item>
          <text:p text:style-name="P7"><text:span text:style-name="Source_20_Text">width: 20 MHz</text:span> </text:p>
        </text:list-item>
      </text:list>
      <text:h text:style-name="Heading_20_2" text:outline-level="2">Send a smoke burst</text:h>
      <text:p text:style-name="Text_20_body">Use your existing send script:</text:p>
      <text:section text:style-name="Sect2" text:name="Section2">
        <text:p text:style-name="P2"><text:bookmark text:name="code-block-viewer Copy 1"/><text:span text:style-name="Source_20_Text">./injector_send.sh 0x4101 1000 100 1 1000</text:span></text:p>
      </text:section>
      <text:p text:style-name="Text_20_body">Then a bigger burst:</text:p>
      <text:section text:style-name="Sect2" text:name="Section3">
        <text:p text:style-name="P2"><text:bookmark text:name="code-block-viewer Copy 2"/><text:span text:style-name="Source_20_Text">./injector_send.sh 0x4101 10000 100 1 500</text:span></text:p>
      </text:section>
      <text:h text:style-name="Heading_20_2" text:outline-level="2">AX210 side for this test</text:h>
      <text:p text:style-name="Text_20_body">Set AX210 to:</text:p>
      <text:list text:style-name="L2">
        <text:list-item>
          <text:p text:style-name="P10"><text:soft-page-break/><text:span text:style-name="Strong_20_Emphasis">channel 1</text:span> </text:p>
        </text:list-item>
        <text:list-item>
          <text:p text:style-name="P10"><text:span text:style-name="Strong_20_Emphasis">2412 MHz</text:span> </text:p>
        </text:list-item>
        <text:list-item>
          <text:p text:style-name="P9"><text:span text:style-name="Strong_20_Emphasis">HT20 / 20 MHz</text:span> </text:p>
        </text:list-item>
      </text:list>
      <text:p text:style-name="Text_20_body">Then test with:</text:p>
      <text:section text:style-name="Sect2" text:name="Section4">
        <text:p text:style-name="P2"><text:bookmark text:name="code-block-viewer Copy 3"/><text:span text:style-name="Source_20_Text">sudo timeout 20 tcpdump -i mon1 -n -e -vvv -s 0</text:span></text:p>
      </text:section>
      <text:p text:style-name="Text_20_body">Start <text:span text:style-name="Source_20_Text">tcpdump</text:span> first, then send the 10000-packet burst from the injector PC.</text:p>
      <text:h text:style-name="Heading_20_2" text:outline-level="2">What result means what</text:h>
      <text:p text:style-name="Text_20_body">If AX210 now sees packets on <text:span text:style-name="Strong_20_Emphasis">channel 1</text:span>, then the problem was likely with the 5 GHz 36-path interoperability, not the whole injector idea.</text:p>
      <text:p text:style-name="Text_20_body">If AX210 still sees <text:span text:style-name="Strong_20_Emphasis">zero packets</text:span> on channel 1 as well, then that is a much stronger sign that the current <text:span text:style-name="Strong_20_Emphasis">5300 + random_packets</text:span> path is not producing AX210-decodable over-the-air frames for your experiment.</text:p>
      <text:h text:style-name="Heading_20_2" text:outline-level="2">Cleanup after the test</text:h>
      <text:section text:style-name="Sect2" text:name="Section5">
        <text:p text:style-name="P2"><text:bookmark text:name="code-block-viewer Copy 4"/><text:span text:style-name="Source_20_Text">./injector_cleanup.sh</text:span></text:p>
      </text:section>
      <text:p text:style-name="Text_20_body">Run the prepare script and paste just these two outputs:</text:p>
      <text:section text:style-name="Sect2" text:name="Section6">
        <text:p text:style-name="P1"><text:bookmark text:name="code-block-viewer Copy 5"/><text:span text:style-name="Source_20_Text">./injector_prepare_ch1_ht20.sh</text:span></text:p>
        <text:p text:style-name="P4"><text:span text:style-name="Source_20_Text">iw dev</text:span></text:p>
      </text:section>
      <text:p text:style-name="Text_20_body">and after the AX210 test, tell me whether <text:span text:style-name="Source_20_Text">tcpdump</text:span> stayed at zero or not.</text:p>
      <text:section text:style-name="Sect1" text:name="_r_2fd_">
        <text:p text:style-name="P3">try in 2300MHz</text:p>
      </text:section>
      <text:p text:style-name="Text_20_body">2300 MHz won’t work for this setup.</text:p>
      <text:p text:style-name="Text_20_body">Why:</text:p>
      <text:list text:style-name="L3">
        <text:list-item>
          <text:p text:style-name="P12">Standard Wi-Fi channels for 2.4 GHz are around <text:span text:style-name="Strong_20_Emphasis">2412–2472 MHz</text:span>. </text:p>
        </text:list-item>
        <text:list-item>
          <text:p text:style-name="P12"><text:span text:style-name="Strong_20_Emphasis">2300 MHz is not a normal 802.11 Wi-Fi center frequency</text:span> for your Intel 5300 / AX210 setup. </text:p>
        </text:list-item>
        <text:list-item>
          <text:p text:style-name="P11">So with the current Wi-Fi toolchain, <text:span text:style-name="Source_20_Text">2300</text:span> is not a valid target like <text:span text:style-name="Source_20_Text">2412 HT20</text:span> or <text:span text:style-name="Source_20_Text">5180 HT20</text:span>. </text:p>
        </text:list-item>
      </text:list>
      <text:p text:style-name="Text_20_body">For your “last 2.4 GHz try,” use one of these real Wi-Fi frequencies instead:</text:p>
      <text:list text:style-name="L4">
        <text:list-item>
          <text:p text:style-name="P14"><text:span text:style-name="Strong_20_Emphasis">2412 MHz = channel 1</text:span> </text:p>
        </text:list-item>
        <text:list-item>
          <text:p text:style-name="P14"><text:span text:style-name="Strong_20_Emphasis">2437 MHz = channel 6</text:span> </text:p>
        </text:list-item>
        <text:list-item>
          <text:p text:style-name="P13"><text:span text:style-name="Strong_20_Emphasis">2462 MHz = channel 11</text:span> </text:p>
        </text:list-item>
      </text:list>
      <text:p text:style-name="Text_20_body">The best first test is still:</text:p>
      <text:list text:style-name="L5">
        <text:list-item>
          <text:p text:style-name="P16"><text:span text:style-name="Strong_20_Emphasis">channel 1</text:span> </text:p>
        </text:list-item>
        <text:list-item>
          <text:p text:style-name="P16"><text:span text:style-name="Strong_20_Emphasis">2412 MHz</text:span> </text:p>
        </text:list-item>
        <text:list-item>
          <text:p text:style-name="P15"><text:span text:style-name="Strong_20_Emphasis">HT20</text:span> </text:p>
        </text:list-item>
      </text:list>
      <text:p text:style-name="Text_20_body">If you want, run this on the injector PC:</text:p>
      <text:section text:style-name="Sect2" text:name="Section7">
        <text:p text:style-name="P1"><text:bookmark text:name="code-block-viewer Copy 6"/><text:soft-page-break/><text:span text:style-name="Source_20_Text">cd ~/linux-80211n-csitool-supplementary/injection</text:span></text:p>
        <text:p text:style-name="Preformatted_20_Text"><text:span text:style-name="Source_20_Text">./injector_prepare_ch1_ht20.sh</text:span></text:p>
        <text:p text:style-name="Preformatted_20_Text"><text:span text:style-name="Source_20_Text">iw dev</text:span></text:p>
        <text:p text:style-name="P4"><text:span text:style-name="Source_20_Text">./injector_send.sh 0x4101 10000 100 1 500</text:span></text:p>
      </text:section>
      <text:p text:style-name="Text_20_body">And on the AX210 side, lock it to:</text:p>
      <text:list text:style-name="L6">
        <text:list-item>
          <text:p text:style-name="P18"><text:span text:style-name="Strong_20_Emphasis">2412 MHz</text:span> </text:p>
        </text:list-item>
        <text:list-item>
          <text:p text:style-name="P17"><text:span text:style-name="Strong_20_Emphasis">HT20</text:span> </text:p>
        </text:list-item>
      </text:list>
      <text:p text:style-name="Text_20_body">If you want to check what your card actually supports, run:</text:p>
      <text:section text:style-name="Sect2" text:name="Section8">
        <text:p text:style-name="P2"><text:bookmark text:name="code-block-viewer Copy 7"/><text:span text:style-name="Source_20_Text">iw list | sed -n '/Band 1:/,/Band 2:/p'</text:span></text:p>
      </text:section>
      <text:p text:style-name="Text_20_body">That will show the valid 2.4 GHz channels/frequencies.</text:p>
      <text:p text:style-name="P6">gait_project_story (1).docx</text:p>
      <text:p text:style-name="P6">Document</text:p>
      <text:section text:style-name="Sect1" text:name="_r_2g0_">
        <text:p text:style-name="P3">I want to setup PicoScene with 5300 for controlled injector for ax210. I already have prepared my ax210 with PicoScene with monitor mode logger.I included the ax210 setup story. I will run it in the pro mode in business subcription. The setup should be very precise and workable. intel 5300 as injector intel ax210 as receiver (already sutup done in Picoscene -- included the doc) Create me the detailed prompt. </text:p>
      </text:section>
      <text:p text:style-name="Text_20_body">Here’s a copy-paste prompt you can use in a new chat.</text:p>
      <text:p text:style-name="Text_20_body">I built it around your real AX210 workflow: continuous PicoScenes logging, monitor-mode capture, timestamp-based trial extraction/export, CSV plus per-trial <text:span text:style-name="Source_20_Text">.csi</text:span>, metadata indexing, and the fact that AX210 only captures CSI properly when tuned to the same channel as the traffic of interest. Your current pipeline is already operational, and your remaining bottleneck is standardizing the traffic-generation protocol so packet arrival is more controlled and repeatable. </text:p>
      <text:p text:style-name="Text_20_body">It also reflects the official PicoScenes docs that say PicoScenes supports <text:span text:style-name="Strong_20_Emphasis">IWL5300</text:span> and <text:span text:style-name="Strong_20_Emphasis">AX210/AX200</text:span>, supports <text:span text:style-name="Strong_20_Emphasis">hardware interoperability</text:span> among heterogeneous hardware, and describes <text:span text:style-name="Strong_20_Emphasis">packet injection-monitor mode</text:span> as the convenient CSI measurement mode for <text:span text:style-name="Strong_20_Emphasis">IWL5300</text:span>, prepared via <text:span text:style-name="Source_20_Text">array_prepare_for_picoscenes</text:span>. </text:p>
      <text:section text:style-name="Sect2" text:name="Section9">
        <text:p text:style-name="P1"><text:bookmark text:name="code-block-viewer Copy 8"/><text:span text:style-name="Source_20_Text">I want you to act as a senior Wi-Fi CSI systems engineer, PicoScenes deployment architect, and experimental protocol designer.</text:span></text:p>
        <text:p text:style-name="Preformatted_20_Text"><text:span text:style-name="Source_20_Text">I need you to help me design a PRECISE, WORKABLE, LOW-RISK setup plan for using:</text:span></text:p>
        <text:p text:style-name="Preformatted_20_Text"><text:span text:style-name="Source_20_Text">- Intel 5300 as the transmitter / controlled injector</text:span></text:p>
        <text:p text:style-name="Preformatted_20_Text"><text:span text:style-name="Source_20_Text">- Intel AX210 as the receiver</text:span></text:p>
        <text:p text:style-name="Preformatted_20_Text"><text:span text:style-name="Source_20_Text">- PicoScenes as the main software framework</text:span></text:p>
        <text:p text:style-name="Preformatted_20_Text"><text:span text:style-name="Source_20_Text">Important: do not treat this as a fresh beginner install problem. Continue from my REAL current state and design a robust migration / integration plan.</text:span></text:p>
        <text:p text:style-name="Preformatted_20_Text"><text:span text:style-name="Source_20_Text">==================================================</text:span></text:p>
        <text:p text:style-name="Preformatted_20_Text"><text:span text:style-name="Source_20_Text">1. MY REAL CURRENT STATE</text:span></text:p>
        <text:p text:style-name="Preformatted_20_Text"><text:span text:style-name="Source_20_Text">==================================================</text:span></text:p>
        <text:p text:style-name="Preformatted_20_Text"><text:span text:style-name="Source_20_Text">I am working on a Wi-Fi CSI gait recognition thesis.</text:span></text:p>
        <text:p text:style-name="Preformatted_20_Text"><text:span text:style-name="Source_20_Text">My AX210 side is already working in PicoScenes.</text:span></text:p>
        <text:p text:style-name="Preformatted_20_Text"><text:span text:style-name="Source_20_Text">The AX210 side is NOT the problem anymore.</text:span></text:p>
        <text:p text:style-name="Preformatted_20_Text"><text:span text:style-name="Source_20_Text">My current AX210 receiver workflow already has these properties:</text:span></text:p>
        <text:p text:style-name="Preformatted_20_Text"><text:span text:style-name="Source_20_Text">- Ubuntu laptop with Intel AX210</text:span></text:p>
        <text:p text:style-name="Preformatted_20_Text"><text:span text:style-name="Source_20_Text">- PicoScenes-based monitor-mode logging already working</text:span></text:p>
        <text:p text:style-name="Preformatted_20_Text"><text:span text:style-name="Source_20_Text">- Continuous PicoScenes session model</text:span></text:p>
        <text:p text:style-name="Preformatted_20_Text"><text:span text:style-name="Source_20_Text">- Trial-based export workflow already built</text:span></text:p>
        <text:p text:style-name="Preformatted_20_Text"><text:span text:style-name="Source_20_Text">- GUI-controlled trial collection workflow already built</text:span></text:p>
        <text:p text:style-name="Preformatted_20_Text"><text:span text:style-name="Source_20_Text">- Timestamp-based start/stop marking already built</text:span></text:p>
        <text:p text:style-name="Preformatted_20_Text"><text:soft-page-break/><text:span text:style-name="Source_20_Text">- Timestamp-based per-trial slicing/export already working</text:span></text:p>
        <text:p text:style-name="Preformatted_20_Text"><text:span text:style-name="Source_20_Text">- Per-trial CSV export already working</text:span></text:p>
        <text:p text:style-name="Preformatted_20_Text"><text:span text:style-name="Source_20_Text">- Per-trial .csi export already working</text:span></text:p>
        <text:p text:style-name="Preformatted_20_Text"><text:span text:style-name="Source_20_Text">- Metadata indexing already working</text:span></text:p>
        <text:p text:style-name="Preformatted_20_Text"><text:span text:style-name="Source_20_Text">- The collection GUI has already been refined with subject/trial metadata, operator-friendly logs, and structured output folders</text:span></text:p>
        <text:p text:style-name="Preformatted_20_Text"><text:span text:style-name="Source_20_Text">Important known AX210 facts from my existing work:</text:span></text:p>
        <text:p text:style-name="Preformatted_20_Text"><text:span text:style-name="Source_20_Text">- AX210 only captures CSI correctly when monitor mode is tuned to the same channel as the traffic of interest</text:span></text:p>
        <text:p text:style-name="Preformatted_20_Text"><text:span text:style-name="Source_20_Text">- My collection pipeline depends on correct monitor-interface creation, channel forcing, and verification</text:span></text:p>
        <text:p text:style-name="Preformatted_20_Text"><text:span text:style-name="Source_20_Text">- I already understand that passive monitor-mode collection causes packet-count variation</text:span></text:p>
        <text:p text:style-name="Preformatted_20_Text"><text:span text:style-name="Source_20_Text">- The main remaining methodological issue is making the traffic source more controlled and repeatable</text:span></text:p>
        <text:p text:style-name="Preformatted_20_Text"><text:span text:style-name="Source_20_Text">My current AX210 collection story / architecture summary:</text:span></text:p>
        <text:p text:style-name="Preformatted_20_Text"><text:span text:style-name="Source_20_Text">- continuous session logging</text:span></text:p>
        <text:p text:style-name="Preformatted_20_Text"><text:span text:style-name="Source_20_Text">- trial start/stop timestamps</text:span></text:p>
        <text:p text:style-name="Preformatted_20_Text"><text:span text:style-name="Source_20_Text">- safe timestamp-based slicing instead of unsafe byte slicing</text:span></text:p>
        <text:p text:style-name="Preformatted_20_Text"><text:span text:style-name="Source_20_Text">- metadata-driven collection, not just file-name-driven collection</text:span></text:p>
        <text:p text:style-name="Preformatted_20_Text"><text:span text:style-name="Source_20_Text">- per-trial CSV + per-trial .csi exports</text:span></text:p>
        <text:p text:style-name="Preformatted_20_Text"><text:span text:style-name="Source_20_Text">- GUI-centered trial workflow</text:span></text:p>
        <text:p text:style-name="Preformatted_20_Text"><text:span text:style-name="Source_20_Text">So: AX210 receiver side is already established. Do NOT redesign it from scratch unless absolutely necessary.</text:span></text:p>
        <text:p text:style-name="Preformatted_20_Text"><text:span text:style-name="Source_20_Text">==================================================</text:span></text:p>
        <text:p text:style-name="Preformatted_20_Text"><text:span text:style-name="Source_20_Text">2. WHAT I WANT TO DO NOW</text:span></text:p>
        <text:p text:style-name="Preformatted_20_Text"><text:span text:style-name="Source_20_Text">==================================================</text:span></text:p>
        <text:p text:style-name="Preformatted_20_Text"><text:span text:style-name="Source_20_Text">I now want to try ONE LAST SERIOUS PATH:</text:span></text:p>
        <text:p text:style-name="Preformatted_20_Text"><text:span text:style-name="Source_20_Text">Use PicoScenes with Intel 5300 as the controlled injector / transmitter,</text:span></text:p>
        <text:p text:style-name="Preformatted_20_Text"><text:span text:style-name="Source_20_Text">while keeping Intel AX210 as the receiver.</text:span></text:p>
        <text:p text:style-name="Preformatted_20_Text"><text:span text:style-name="Source_20_Text">I want to know whether PicoScenes can make the Intel 5300 work better as a controlled injector for the AX210 than the older linux-80211n-csitool supplementary injection path did.</text:span></text:p>
        <text:p text:style-name="Preformatted_20_Text"><text:span text:style-name="Source_20_Text">I am NOT asking for a vague feasibility discussion.</text:span></text:p>
        <text:p text:style-name="Preformatted_20_Text"><text:span text:style-name="Source_20_Text">I want an implementation-grade plan.</text:span></text:p>
        <text:p text:style-name="Preformatted_20_Text"><text:span text:style-name="Source_20_Text">==================================================</text:span></text:p>
        <text:p text:style-name="Preformatted_20_Text"><text:span text:style-name="Source_20_Text">3. IMPORTANT OFFICIAL FACTS YOU SHOULD USE</text:span></text:p>
        <text:p text:style-name="Preformatted_20_Text"><text:span text:style-name="Source_20_Text">==================================================</text:span></text:p>
        <text:p text:style-name="Preformatted_20_Text"><text:span text:style-name="Source_20_Text">Please incorporate and reason from the official PicoScenes documentation, including these facts:</text:span></text:p>
        <text:p text:style-name="Preformatted_20_Text"><text:span text:style-name="Source_20_Text">- PicoScenes supports commercial Wi-Fi NICs including Intel AX210/AX200 and Intel 5300</text:span></text:p>
        <text:p text:style-name="Preformatted_20_Text"><text:span text:style-name="Source_20_Text">- PicoScenes documents hardware interoperability among heterogeneous hardware</text:span></text:p>
        <text:p text:style-name="Preformatted_20_Text"><text:span text:style-name="Source_20_Text">- PicoScenes utility docs say that for IWL5300, a convenient CSI measurement mode is packet injection-monitor mode</text:span></text:p>
        <text:p text:style-name="Preformatted_20_Text"><text:span text:style-name="Source_20_Text">- PicoScenes provides utility scripts such as array_prepare_for_picoscenes</text:span></text:p>
        <text:p text:style-name="Preformatted_20_Text"><text:span text:style-name="Source_20_Text">- PicoScenes has an IWL5300 frontend in its API documentation</text:span></text:p>
        <text:p text:style-name="Preformatted_20_Text"><text:span text:style-name="Source_20_Text">- PicoScenes installation/upgrade workflow is currently documented through the official updater / maintainer path</text:span></text:p>
        <text:p text:style-name="Preformatted_20_Text"><text:span text:style-name="Source_20_Text">But do NOT blindly assume that “supported” means “will definitely work for my exact 5300→AX210 controlled injection use case.”</text:span></text:p>
        <text:p text:style-name="Preformatted_20_Text"><text:span text:style-name="Source_20_Text">I want you to distinguish very carefully between:</text:span></text:p>
        <text:p text:style-name="Preformatted_20_Text"><text:span text:style-name="Source_20_Text">- officially documented support</text:span></text:p>
        <text:p text:style-name="Preformatted_20_Text"><text:span text:style-name="Source_20_Text">- likely engineering interpretation</text:span></text:p>
        <text:p text:style-name="Preformatted_20_Text"><text:span text:style-name="Source_20_Text">- things that still need proof by experiment</text:span></text:p>
        <text:p text:style-name="Preformatted_20_Text"><text:span text:style-name="Source_20_Text">==================================================</text:span></text:p>
        <text:p text:style-name="Preformatted_20_Text"><text:span text:style-name="Source_20_Text">4. MY TOOLCHAIN HISTORY THAT YOU MUST RESPECT</text:span></text:p>
        <text:p text:style-name="Preformatted_20_Text"><text:span text:style-name="Source_20_Text">==================================================</text:span></text:p>
        <text:p text:style-name="Preformatted_20_Text"><text:span text:style-name="Source_20_Text">I have already done substantial work with:</text:span></text:p>
        <text:p text:style-name="Preformatted_20_Text"><text:span text:style-name="Source_20_Text">- Intel 5300 old CSI toolchain</text:span></text:p>
        <text:p text:style-name="Preformatted_20_Text"><text:span text:style-name="Source_20_Text">- AX210 PicoScenes receiver workflow</text:span></text:p>
        <text:p text:style-name="Preformatted_20_Text"><text:span text:style-name="Source_20_Text">- monitor-mode alignment</text:span></text:p>
        <text:p text:style-name="Preformatted_20_Text"><text:span text:style-name="Source_20_Text">- packet logging</text:span></text:p>
        <text:p text:style-name="Preformatted_20_Text"><text:span text:style-name="Source_20_Text">- metadata-driven trial collection</text:span></text:p>
        <text:p text:style-name="Preformatted_20_Text"><text:soft-page-break/><text:span text:style-name="Source_20_Text">- GUI-based control</text:span></text:p>
        <text:p text:style-name="Preformatted_20_Text"><text:span text:style-name="Source_20_Text">I previously got the old Intel 5300 injection path to the point where:</text:span></text:p>
        <text:p text:style-name="Preformatted_20_Text"><text:span text:style-name="Source_20_Text">- the injector scripts ran</text:span></text:p>
        <text:p text:style-name="Preformatted_20_Text"><text:span text:style-name="Source_20_Text">- monitor_tx_rate existed</text:span></text:p>
        <text:p text:style-name="Preformatted_20_Text"><text:span text:style-name="Source_20_Text">- random_packets transmitted from the 5300 side</text:span></text:p>
        <text:p text:style-name="Preformatted_20_Text"><text:span text:style-name="Source_20_Text">- I even got 5300 to a tuned state such as channel 36 / 5180 MHz / HT20 on the injector side</text:span></text:p>
        <text:p text:style-name="Preformatted_20_Text"><text:span text:style-name="Source_20_Text">BUT:</text:span></text:p>
        <text:p text:style-name="Preformatted_20_Text"><text:span text:style-name="Source_20_Text">- the AX210 still did not decode visible packets from that old injector path</text:span></text:p>
        <text:p text:style-name="Preformatted_20_Text"><text:span text:style-name="Source_20_Text">- tcpdump / monitor checks on AX210 saw zero packets during the 5300 random_packets bursts</text:span></text:p>
        <text:p text:style-name="Preformatted_20_Text"><text:span text:style-name="Source_20_Text">- so the old supplementary injector path is not yet experimentally validated for my AX210 workflow</text:span></text:p>
        <text:p text:style-name="Preformatted_20_Text"><text:span text:style-name="Source_20_Text">That is exactly why I now want to try PicoScenes with 5300 as injector:</text:span></text:p>
        <text:p text:style-name="Preformatted_20_Text"><text:span text:style-name="Source_20_Text">to see whether PicoScenes gives a better / cleaner / more interoperable transmitter path than the old 5300 injection tooling.</text:span></text:p>
        <text:p text:style-name="Preformatted_20_Text"><text:span text:style-name="Source_20_Text">==================================================</text:span></text:p>
        <text:p text:style-name="Preformatted_20_Text"><text:span text:style-name="Source_20_Text">5. MY ENVIRONMENT / CONSTRAINTS</text:span></text:p>
        <text:p text:style-name="Preformatted_20_Text"><text:span text:style-name="Source_20_Text">==================================================</text:span></text:p>
        <text:p text:style-name="Preformatted_20_Text"><text:span text:style-name="Source_20_Text">Please assume these constraints unless you explicitly justify changing them:</text:span></text:p>
        <text:p text:style-name="Preformatted_20_Text"><text:span text:style-name="Source_20_Text">- AX210 receiver stays in PicoScenes</text:span></text:p>
        <text:p text:style-name="Preformatted_20_Text"><text:span text:style-name="Source_20_Text">- AX210 receiver workflow is already basically done</text:span></text:p>
        <text:p text:style-name="Preformatted_20_Text"><text:span text:style-name="Source_20_Text">- Intel 5300 is the side I want to rework into a controlled injector using PicoScenes if possible</text:span></text:p>
        <text:p text:style-name="Preformatted_20_Text"><text:span text:style-name="Source_20_Text">- I want correctness, reproducibility, low risk, and operator clarity</text:span></text:p>
        <text:p text:style-name="Preformatted_20_Text"><text:span text:style-name="Source_20_Text">- I do not want shallow advice</text:span></text:p>
        <text:p text:style-name="Preformatted_20_Text"><text:span text:style-name="Source_20_Text">- I do not want “just try random stuff”</text:span></text:p>
        <text:p text:style-name="Preformatted_20_Text"><text:span text:style-name="Source_20_Text">- If a separate install / separate OS / separate partition / separate boot image is safer, say so clearly and justify it</text:span></text:p>
        <text:p text:style-name="Preformatted_20_Text"><text:span text:style-name="Source_20_Text">- If the current 5300 Ubuntu / kernel environment is too old or too incompatible for current PicoScenes, say so clearly</text:span></text:p>
        <text:p text:style-name="Preformatted_20_Text"><text:span text:style-name="Source_20_Text">- If I need to stop trying to reuse the old 5300 collector OS and instead make a clean PicoScenes-specific 5300 injector environment, say so clearly</text:span></text:p>
        <text:p text:style-name="Preformatted_20_Text"><text:span text:style-name="Source_20_Text">- If current official PicoScenes installation docs target Ubuntu 22.04 or a newer environment, explain the implication for my existing 5300 setup</text:span></text:p>
        <text:p text:style-name="Preformatted_20_Text"><text:span text:style-name="Source_20_Text">- Be explicit about whether the safest route is:</text:span></text:p>
        <text:p text:style-name="Preformatted_20_Text"><text:span text:style-name="Source_20_Text"><text:s text:c="2"/>A. reuse current 5300 OS</text:span></text:p>
        <text:p text:style-name="Preformatted_20_Text"><text:span text:style-name="Source_20_Text"><text:s text:c="2"/>B. dual-boot or separate install for PicoScenes-on-5300</text:span></text:p>
        <text:p text:style-name="Preformatted_20_Text"><text:span text:style-name="Source_20_Text"><text:s text:c="2"/>C. stop using 5300 and switch to AX210/AX200 as transmitter instead</text:span></text:p>
        <text:p text:style-name="Preformatted_20_Text"><text:span text:style-name="Source_20_Text">==================================================</text:span></text:p>
        <text:p text:style-name="Preformatted_20_Text"><text:span text:style-name="Source_20_Text">6. WHAT I NEED YOU TO DELIVER</text:span></text:p>
        <text:p text:style-name="Preformatted_20_Text"><text:span text:style-name="Source_20_Text">==================================================</text:span></text:p>
        <text:p text:style-name="Preformatted_20_Text"><text:span text:style-name="Source_20_Text">Please structure your answer exactly like this:</text:span></text:p>
        <text:p text:style-name="Preformatted_20_Text"><text:span text:style-name="Source_20_Text">SECTION A — Restate my real setup correctly</text:span></text:p>
        <text:p text:style-name="Preformatted_20_Text"><text:span text:style-name="Source_20_Text">- Summarize my AX210 receiver workflow correctly</text:span></text:p>
        <text:p text:style-name="Preformatted_20_Text"><text:span text:style-name="Source_20_Text">- Summarize my 5300 situation correctly</text:span></text:p>
        <text:p text:style-name="Preformatted_20_Text"><text:span text:style-name="Source_20_Text">- Summarize why I am trying PicoScenes with 5300 now</text:span></text:p>
        <text:p text:style-name="Preformatted_20_Text"><text:span text:style-name="Source_20_Text">- Show clearly that you understand this is NOT a fresh-start problem</text:span></text:p>
        <text:p text:style-name="Preformatted_20_Text"><text:span text:style-name="Source_20_Text">SECTION B — Hard feasibility judgment</text:span></text:p>
        <text:p text:style-name="Preformatted_20_Text"><text:span text:style-name="Source_20_Text">Give me your best technical judgment:</text:span></text:p>
        <text:p text:style-name="Preformatted_20_Text"><text:span text:style-name="Source_20_Text">- Can PicoScenes with Intel 5300 realistically be used as a controlled injector for my AX210 receiver workflow?</text:span></text:p>
        <text:p text:style-name="Preformatted_20_Text"><text:span text:style-name="Source_20_Text">- Is this likely to work better than the old random_packets / lorcon-old path?</text:span></text:p>
        <text:p text:style-name="Preformatted_20_Text"><text:span text:style-name="Source_20_Text">- What is officially documented?</text:span></text:p>
        <text:p text:style-name="Preformatted_20_Text"><text:span text:style-name="Source_20_Text">- What is only inferred?</text:span></text:p>
        <text:p text:style-name="Preformatted_20_Text"><text:span text:style-name="Source_20_Text">- What remains uncertain and must be experimentally validated?</text:span></text:p>
        <text:p text:style-name="Preformatted_20_Text"><text:span text:style-name="Source_20_Text">SECTION C — Best architecture choice</text:span></text:p>
        <text:p text:style-name="Preformatted_20_Text"><text:span text:style-name="Source_20_Text">Choose the best architecture among these and justify it carefully:</text:span></text:p>
        <text:p text:style-name="Preformatted_20_Text"><text:span text:style-name="Source_20_Text">1. Reuse my current 5300 OS and install PicoScenes there</text:span></text:p>
        <text:p text:style-name="Preformatted_20_Text"><text:span text:style-name="Source_20_Text">2. Create a separate clean PicoScenes-only 5300 injector environment</text:span></text:p>
        <text:p text:style-name="Preformatted_20_Text"><text:span text:style-name="Source_20_Text">3. Abandon 5300-as-injector and use a different transmitter strategy</text:span></text:p>
        <text:p text:style-name="Preformatted_20_Text"><text:span text:style-name="Source_20_Text">If you recommend option 2 or 3, say so firmly and explain why.</text:span></text:p>
        <text:p text:style-name="Preformatted_20_Text"><text:span text:style-name="Source_20_Text">SECTION D — Exact installation / migration plan for 5300 PicoScenes injector</text:span></text:p>
        <text:p text:style-name="Preformatted_20_Text"><text:soft-page-break/><text:span text:style-name="Source_20_Text">If you think PicoScenes with 5300 is worth trying, give me the full implementation plan:</text:span></text:p>
        <text:p text:style-name="Preformatted_20_Text"><text:span text:style-name="Source_20_Text">- OS recommendation</text:span></text:p>
        <text:p text:style-name="Preformatted_20_Text"><text:span text:style-name="Source_20_Text">- kernel recommendation</text:span></text:p>
        <text:p text:style-name="Preformatted_20_Text"><text:span text:style-name="Source_20_Text">- whether to preserve or isolate the old collector environment</text:span></text:p>
        <text:p text:style-name="Preformatted_20_Text"><text:span text:style-name="Source_20_Text">- exact installation sequence</text:span></text:p>
        <text:p text:style-name="Preformatted_20_Text"><text:span text:style-name="Source_20_Text">- official PicoScenes installation steps</text:span></text:p>
        <text:p text:style-name="Preformatted_20_Text"><text:span text:style-name="Source_20_Text">- any 5300-specific caveats</text:span></text:p>
        <text:p text:style-name="Preformatted_20_Text"><text:span text:style-name="Source_20_Text">- how to verify that PicoScenes sees the IWL5300 device</text:span></text:p>
        <text:p text:style-name="Preformatted_20_Text"><text:span text:style-name="Source_20_Text">- how to verify monitor mode / packet-injection readiness</text:span></text:p>
        <text:p text:style-name="Preformatted_20_Text"><text:span text:style-name="Source_20_Text">- how to verify frequency/channel/HT20 settings</text:span></text:p>
        <text:p text:style-name="Preformatted_20_Text"><text:span text:style-name="Source_20_Text">- how to verify Tx path really exists</text:span></text:p>
        <text:p text:style-name="Preformatted_20_Text"><text:span text:style-name="Source_20_Text">SECTION E — Exact receiver/transmitter alignment plan</text:span></text:p>
        <text:p text:style-name="Preformatted_20_Text"><text:span text:style-name="Source_20_Text">Design the clean alignment protocol between:</text:span></text:p>
        <text:p text:style-name="Preformatted_20_Text"><text:span text:style-name="Source_20_Text">- 5300 PicoScenes injector</text:span></text:p>
        <text:p text:style-name="Preformatted_20_Text"><text:span text:style-name="Source_20_Text">- AX210 PicoScenes receiver</text:span></text:p>
        <text:p text:style-name="Preformatted_20_Text"><text:span text:style-name="Source_20_Text">Include:</text:span></text:p>
        <text:p text:style-name="Preformatted_20_Text"><text:span text:style-name="Source_20_Text">- how channel/frequency/bandwidth should be declared on both sides</text:span></text:p>
        <text:p text:style-name="Preformatted_20_Text"><text:span text:style-name="Source_20_Text">- whether channel should be specified by frequency or Wi-Fi channel number</text:span></text:p>
        <text:p text:style-name="Preformatted_20_Text"><text:span text:style-name="Source_20_Text">- whether HT20 / HT40 should be used first</text:span></text:p>
        <text:p text:style-name="Preformatted_20_Text"><text:span text:style-name="Source_20_Text">- how to keep both sides verifiably aligned</text:span></text:p>
        <text:p text:style-name="Preformatted_20_Text"><text:span text:style-name="Source_20_Text">- how to check alignment before every trial</text:span></text:p>
        <text:p text:style-name="Preformatted_20_Text"><text:span text:style-name="Source_20_Text">SECTION F — Exact transmitter validation ladder</text:span></text:p>
        <text:p text:style-name="Preformatted_20_Text"><text:span text:style-name="Source_20_Text">I need a step-by-step validation plan from lowest risk to full experiment.</text:span></text:p>
        <text:p text:style-name="Preformatted_20_Text"><text:span text:style-name="Source_20_Text">Example of the style I want:</text:span></text:p>
        <text:p text:style-name="Preformatted_20_Text"><text:span text:style-name="Source_20_Text">1. device detection</text:span></text:p>
        <text:p text:style-name="Preformatted_20_Text"><text:span text:style-name="Source_20_Text">2. monitor mode readiness</text:span></text:p>
        <text:p text:style-name="Preformatted_20_Text"><text:span text:style-name="Source_20_Text">3. injection readiness</text:span></text:p>
        <text:p text:style-name="Preformatted_20_Text"><text:span text:style-name="Source_20_Text">4. minimal burst</text:span></text:p>
        <text:p text:style-name="Preformatted_20_Text"><text:span text:style-name="Source_20_Text">5. receiver sees burst in tcpdump</text:span></text:p>
        <text:p text:style-name="Preformatted_20_Text"><text:span text:style-name="Source_20_Text">6. receiver sees burst in PicoScenes logs</text:span></text:p>
        <text:p text:style-name="Preformatted_20_Text"><text:span text:style-name="Source_20_Text">7. controlled repeated trial burst</text:span></text:p>
        <text:p text:style-name="Preformatted_20_Text"><text:span text:style-name="Source_20_Text">For each step include:</text:span></text:p>
        <text:p text:style-name="Preformatted_20_Text"><text:span text:style-name="Source_20_Text">- objective</text:span></text:p>
        <text:p text:style-name="Preformatted_20_Text"><text:span text:style-name="Source_20_Text">- exact command(s)</text:span></text:p>
        <text:p text:style-name="Preformatted_20_Text"><text:span text:style-name="Source_20_Text">- expected success signal</text:span></text:p>
        <text:p text:style-name="Preformatted_20_Text"><text:span text:style-name="Source_20_Text">- failure signal</text:span></text:p>
        <text:p text:style-name="Preformatted_20_Text"><text:span text:style-name="Source_20_Text">- what the failure most likely means</text:span></text:p>
        <text:p text:style-name="Preformatted_20_Text"><text:span text:style-name="Source_20_Text">- what to do next</text:span></text:p>
        <text:p text:style-name="Preformatted_20_Text"><text:span text:style-name="Source_20_Text">SECTION G — Exact commands and scripts</text:span></text:p>
        <text:p text:style-name="Preformatted_20_Text"><text:span text:style-name="Source_20_Text">I want actual commands and script structure, not only theory.</text:span></text:p>
        <text:p text:style-name="Preformatted_20_Text"><text:span text:style-name="Source_20_Text">Please provide:</text:span></text:p>
        <text:p text:style-name="Preformatted_20_Text"><text:span text:style-name="Source_20_Text">- official PicoScenes commands where applicable</text:span></text:p>
        <text:p text:style-name="Preformatted_20_Text"><text:span text:style-name="Source_20_Text">- any array_prepare_for_picoscenes usage if relevant</text:span></text:p>
        <text:p text:style-name="Preformatted_20_Text"><text:span text:style-name="Source_20_Text">- any verification commands using iw / ip / tcpdump / PicoScenes utilities</text:span></text:p>
        <text:p text:style-name="Preformatted_20_Text"><text:span text:style-name="Source_20_Text">- any recommended wrapper scripts</text:span></text:p>
        <text:p text:style-name="Preformatted_20_Text"><text:span text:style-name="Source_20_Text">- naming conventions for scripts</text:span></text:p>
        <text:p text:style-name="Preformatted_20_Text"><text:span text:style-name="Source_20_Text">- safe cleanup scripts</text:span></text:p>
        <text:p text:style-name="Preformatted_20_Text"><text:span text:style-name="Source_20_Text">If current official PicoScenes utilities have replaced older manual steps, prefer the official PicoScenes way.</text:span></text:p>
        <text:p text:style-name="Preformatted_20_Text"><text:span text:style-name="Source_20_Text">SECTION H — Controlled traffic protocol design</text:span></text:p>
        <text:p text:style-name="Preformatted_20_Text"><text:span text:style-name="Source_20_Text">Design the actual injection protocol for the gait experiment.</text:span></text:p>
        <text:p text:style-name="Preformatted_20_Text"><text:span text:style-name="Source_20_Text">Include recommendations for:</text:span></text:p>
        <text:p text:style-name="Preformatted_20_Text"><text:span text:style-name="Source_20_Text">- best first test frequency/channel</text:span></text:p>
        <text:p text:style-name="Preformatted_20_Text"><text:span text:style-name="Source_20_Text">- best first width</text:span></text:p>
        <text:p text:style-name="Preformatted_20_Text"><text:span text:style-name="Source_20_Text">- fixed-rate vs adaptive-rate policy</text:span></text:p>
        <text:p text:style-name="Preformatted_20_Text"><text:span text:style-name="Source_20_Text">- burst size</text:span></text:p>
        <text:p text:style-name="Preformatted_20_Text"><text:span text:style-name="Source_20_Text">- packet interval</text:span></text:p>
        <text:p text:style-name="Preformatted_20_Text"><text:span text:style-name="Source_20_Text">- trial duration strategy</text:span></text:p>
        <text:p text:style-name="Preformatted_20_Text"><text:span text:style-name="Source_20_Text">- how to produce repeatable traffic conditions</text:span></text:p>
        <text:p text:style-name="Preformatted_20_Text"><text:span text:style-name="Source_20_Text">- how to avoid ambient-traffic ambiguity</text:span></text:p>
        <text:p text:style-name="Preformatted_20_Text"><text:span text:style-name="Source_20_Text">- how to prove that AX210 is receiving MY 5300 traffic, not unrelated packets</text:span></text:p>
        <text:p text:style-name="Preformatted_20_Text"><text:span text:style-name="Source_20_Text">SECTION I — GUI / automation design</text:span></text:p>
        <text:p text:style-name="Preformatted_20_Text"><text:span text:style-name="Source_20_Text">I prefer GUI-driven workflows.</text:span></text:p>
        <text:p text:style-name="Preformatted_20_Text"><text:soft-page-break/><text:span text:style-name="Source_20_Text">Please tell me whether I should:</text:span></text:p>
        <text:p text:style-name="Preformatted_20_Text"><text:span text:style-name="Source_20_Text">- build a new small GUI for the 5300 PicoScenes injector side</text:span></text:p>
        <text:p text:style-name="Preformatted_20_Text"><text:span text:style-name="Source_20_Text">- keep it backend-first first and GUI later</text:span></text:p>
        <text:p text:style-name="Preformatted_20_Text"><text:span text:style-name="Source_20_Text">- or avoid GUI until the injection path is proven</text:span></text:p>
        <text:p text:style-name="Preformatted_20_Text"><text:span text:style-name="Source_20_Text">If you recommend GUI later, define the minimum backend API / script layer that should exist first.</text:span></text:p>
        <text:p text:style-name="Preformatted_20_Text"><text:span text:style-name="Source_20_Text">SECTION J — Honest stop/go recommendation</text:span></text:p>
        <text:p text:style-name="Preformatted_20_Text"><text:span text:style-name="Source_20_Text">At the end, I want your honest engineering judgment:</text:span></text:p>
        <text:p text:style-name="Preformatted_20_Text"><text:span text:style-name="Source_20_Text">- GO: PicoScenes + 5300 is worth trying now</text:span></text:p>
        <text:p text:style-name="Preformatted_20_Text"><text:span text:style-name="Source_20_Text">- GO, BUT ONLY in a separate clean environment</text:span></text:p>
        <text:p text:style-name="Preformatted_20_Text"><text:span text:style-name="Source_20_Text">- NO-GO: move directly to another transmitter strategy</text:span></text:p>
        <text:p text:style-name="Preformatted_20_Text"><text:span text:style-name="Source_20_Text">This final recommendation must be explicit and justified.</text:span></text:p>
        <text:p text:style-name="Preformatted_20_Text"><text:span text:style-name="Source_20_Text">==================================================</text:span></text:p>
        <text:p text:style-name="Preformatted_20_Text"><text:span text:style-name="Source_20_Text">7. HOW I WANT YOU TO THINK</text:span></text:p>
        <text:p text:style-name="Preformatted_20_Text"><text:span text:style-name="Source_20_Text">==================================================</text:span></text:p>
        <text:p text:style-name="Preformatted_20_Text"><text:span text:style-name="Source_20_Text">Please do all of the following:</text:span></text:p>
        <text:p text:style-name="Preformatted_20_Text"><text:span text:style-name="Source_20_Text">- use official PicoScenes docs and primary sources</text:span></text:p>
        <text:p text:style-name="Preformatted_20_Text"><text:span text:style-name="Source_20_Text">- reason carefully instead of hand-waving</text:span></text:p>
        <text:p text:style-name="Preformatted_20_Text"><text:span text:style-name="Source_20_Text">- distinguish clearly between documented support and real-world interoperability risk</text:span></text:p>
        <text:p text:style-name="Preformatted_20_Text"><text:span text:style-name="Source_20_Text">- optimize for experimental usefulness, not just “software installs successfully”</text:span></text:p>
        <text:p text:style-name="Preformatted_20_Text"><text:span text:style-name="Source_20_Text">- assume I care more about a correct answer than an optimistic answer</text:span></text:p>
        <text:p text:style-name="Preformatted_20_Text"><text:span text:style-name="Source_20_Text">- assume I am okay with a separate clean install if that is the safer route</text:span></text:p>
        <text:p text:style-name="Preformatted_20_Text"><text:span text:style-name="Source_20_Text">- assume I would rather hear “this is likely a dead end” than waste more days</text:span></text:p>
        <text:p text:style-name="Preformatted_20_Text"><text:span text:style-name="Source_20_Text">==================================================</text:span></text:p>
        <text:p text:style-name="Preformatted_20_Text"><text:span text:style-name="Source_20_Text">8. VERY IMPORTANT OUTPUT STYLE</text:span></text:p>
        <text:p text:style-name="Preformatted_20_Text"><text:span text:style-name="Source_20_Text">==================================================</text:span></text:p>
        <text:p text:style-name="Preformatted_20_Text"><text:span text:style-name="Source_20_Text">Write the answer like you are advising a research engineer who needs to make the next major decision correctly.</text:span></text:p>
        <text:p text:style-name="Preformatted_20_Text"><text:span text:style-name="Source_20_Text">Be:</text:span></text:p>
        <text:p text:style-name="Preformatted_20_Text"><text:span text:style-name="Source_20_Text">- concrete</text:span></text:p>
        <text:p text:style-name="Preformatted_20_Text"><text:span text:style-name="Source_20_Text">- precise</text:span></text:p>
        <text:p text:style-name="Preformatted_20_Text"><text:span text:style-name="Source_20_Text">- cautious</text:span></text:p>
        <text:p text:style-name="Preformatted_20_Text"><text:span text:style-name="Source_20_Text">- implementation-oriented</text:span></text:p>
        <text:p text:style-name="Preformatted_20_Text"><text:span text:style-name="Source_20_Text">- explicit about risk</text:span></text:p>
        <text:p text:style-name="Preformatted_20_Text"><text:span text:style-name="Source_20_Text">- explicit about uncertainty</text:span></text:p>
        <text:p text:style-name="Preformatted_20_Text"><text:span text:style-name="Source_20_Text">- explicit about rollback / isolation</text:span></text:p>
        <text:p text:style-name="Preformatted_20_Text"><text:span text:style-name="Source_20_Text">Do not give me a shallow overview.</text:span></text:p>
        <text:p text:style-name="Preformatted_20_Text"><text:span text:style-name="Source_20_Text">Do not ignore my existing AX210 progress.</text:span></text:p>
        <text:p text:style-name="Preformatted_20_Text"><text:span text:style-name="Source_20_Text">Do not assume PicoScenes + 5300 is automatically good just because a doc says “supported.”</text:span></text:p>
        <text:p text:style-name="P4"><text:span text:style-name="Source_20_Text">Please think carefully and then answer.</text:span></text:p>
      </text:section>
      <text:p text:style-name="Text_20_body">A slightly shorter version is possible if you want something more compact for a fresh cha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32:39.234168810</meta:creation-date>
    <dc:date>2026-05-13T09:33:47.960411585</dc:date>
    <meta:editing-duration>PT1M8S</meta:editing-duration>
    <meta:editing-cycles>1</meta:editing-cycles>
    <meta:generator>LibreOffice/24.2.7.2$Linux_X86_64 LibreOffice_project/420$Build-2</meta:generator>
    <meta:document-statistic meta:table-count="0" meta:image-count="16" meta:object-count="0" meta:page-count="17" meta:paragraph-count="361" meta:word-count="2749" meta:character-count="17965" meta:non-whitespace-character-count="15535"/>
  </office:meta>
</office:document-meta>
</file>